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ourier New Bold" svg:font-family="'Courier New 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Code">
      <style:paragraph-properties fo:margin-left="0.0598in" fo:margin-right="0in" fo:margin-top="0in" fo:margin-bottom="0in" fo:text-indent="0in" style:auto-text-indent="false"/>
      <style:text-properties style:font-name="Courier New"/>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style:num-suffix=")" style:num-format="a">
        <style:list-level-properties text:space-before="0.5in" text:min-label-width="0.25in"/>
      </text:list-level-style-number>
      <text:list-level-style-number text:level="3" text:style-name="Numbering_20_Symbols" style:num-prefix=" " style:num-suffix="." style:num-format="i">
        <style:list-level-properties text:space-before="0.75in" text:min-label-width="0.25in"/>
      </text:list-level-style-number>
      <text:list-level-style-number text:level="4" text:style-name="Numbering_20_Symbols" style:num-prefix=" " style:num-suffix="." style:num-format="A">
        <style:list-level-properties text:space-before="1in" text:min-label-width="0.25in"/>
      </text:list-level-style-number>
      <text:list-level-style-bullet text:level="5" text:style-name="Bullet_20_Symbols" style:num-prefix=" " style:num-suffix="." text:bullet-char="•">
        <style:list-level-properties text:space-before="1.25in" text:min-label-width="0.25in"/>
        <style:text-properties style:font-name="StarSymbol1"/>
      </text:list-level-style-bullet>
      <text:list-level-style-bullet text:level="6" text:style-name="Bullet_20_Symbols" style:num-prefix=" " style:num-suffix="." text:bullet-char="•">
        <style:list-level-properties text:space-before="1.5in" text:min-label-width="0.25in"/>
        <style:text-properties style:font-name="StarSymbol1"/>
      </text:list-level-style-bullet>
      <text:list-level-style-bullet text:level="7" text:style-name="Bullet_20_Symbols" style:num-prefix=" " style:num-suffix="." text:bullet-char="•">
        <style:list-level-properties text:space-before="1.75in" text:min-label-width="0.25in"/>
        <style:text-properties style:font-name="StarSymbol1"/>
      </text:list-level-style-bullet>
      <text:list-level-style-bullet text:level="8" text:style-name="Bullet_20_Symbols" style:num-prefix=" " style:num-suffix="." text:bullet-char="•">
        <style:list-level-properties text:space-before="2in" text:min-label-width="0.25in"/>
        <style:text-properties style:font-name="StarSymbol1"/>
      </text:list-level-style-bullet>
      <text:list-level-style-bullet text:level="9" text:style-name="Bullet_20_Symbols" style:num-prefix=" " style:num-suffix="." text:bullet-char="•">
        <style:list-level-properties text:space-before="2.25in" text:min-label-width="0.25in"/>
        <style:text-properties style:font-name="StarSymbol1"/>
      </text:list-level-style-bullet>
      <text:list-level-style-bullet text:level="10" text:style-name="Bullet_20_Symbols" style:num-prefix=" "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Note for Distributed Cache Expiration</text:p>
      <text:p text:style-name="Abstract">There is a common need for a lightweight distributed cache that provides efficient expiration. <text:s/>We would like to provide an implementation for this need without recommending external third-party cache providers. <text:s/>This design note covers such a cache + expiration implementation.</text:p>
      <text:h text:style-name="Heading_20_1" text:outline-level="1">Overview</text:h>
      <text:p text:style-name="Text_20_body">There are many cases where customers have the need to cache data. They expect the data to be cached in ways that take advantage of partitioning automatically (if the application is structured that way) and for expiration and eviction to occur without causing unnecessary faulting between nodes in a partitioned use case. <text:s/></text:p>
      <text:p text:style-name="Text_20_body">Currently, our Ehcache implementation is the best cohesive answer to this problem. <text:s/>However, being tied to Ehcache means that we must deal with their APIs, design decisions, and philosophies and fold our own needs and functionality into their framework. <text:s/>Also, because Ehcache has their own distributed implementation, we sometimes lose customers who are sufficiently satisfied by that option alone. <text:s/></text:p>
      <text:p text:style-name="Text_20_body">So, the end goal of this effort is to have an independent cache with sufficient features to handle many of the existing customer distributed cache use cases. <text:s/>This development may be phased in such a way that efficient expiration plus a generic map is a first level implementation.</text:p>
      <text:p text:style-name="Text_20_body">One use case for a distributed cache with expiration exists in the Examinator with registration confirmation codes. <text:s/>A Terracotta-clustered map is used to hold pairs of registration codes and user ids. <text:s/>When a user registers, the code is saved and sent to the user via email. <text:s/>When the user comes back, they provide the code, their information is finalized, and the code is removed from the map. <text:s/>The use case is what happens if they never come back. <text:s/>We need to add some expiration so that after N days of inactivity, the code expires and is removed. <text:s/>Also, we want to minimize the amount of faulting that is necessary – if one node has the code local, it's strongly preferable for that particular node to handle it and to avoid faulting in the other nodes.</text:p>
      <text:h text:style-name="Heading_20_1" text:outline-level="1">Requirements</text:h>
      <text:p text:style-name="Text_20_body">The following items are requirements for this feature/task. <text:s/>All items are assumed to be Priority 1 unless otherwise noted.</text:p>
      <text:list text:style-name="L2">
        <text:list-item>
          <text:p text:style-name="P3">The cache must work on pairs of keys (for identification via equals()) and values, both of arbitrary type. <text:s/></text:p>
        </text:list-item>
        <text:list-item>
          <text:p text:style-name="P3">The API must have methods for working with individual entries:</text:p>
          <text:list>
            <text:list-item>
              <text:p text:style-name="P3">put(key, value)</text:p>
            </text:list-item>
            <text:list-item>
              <text:p text:style-name="P3">get(key) : value</text:p>
            </text:list-item>
            <text:list-item>
              <text:p text:style-name="P3">remove(key)</text:p>
            </text:list-item>
            <text:list-item>
              <text:p text:style-name="P3">contains(key) : boolean</text:p>
            </text:list-item>
          </text:list>
        </text:list-item>
        <text:list-item>
          <text:p text:style-name="P3">The API must have methods to work on the cache as a whole:</text:p>
          <text:list>
            <text:list-item>
              <text:p text:style-name="P3">size()</text:p>
            </text:list-item>
            <text:list-item>
              <text:p text:style-name="P3">putAll() </text:p>
            </text:list-item>
            <text:list-item>
              <text:p text:style-name="P3">removeAll() </text:p>
            </text:list-item>
            <text:list-item>
              <text:p text:style-name="P3">getKeys() - or iterator? <text:s/></text:p>
            </text:list-item>
            <text:list-item>
              <text:p text:style-name="P3">getValues() - or iterator? <text:s/><text:span text:style-name="T1">Priority 2</text:span></text:p>
            </text:list-item>
          </text:list>
        </text:list-item>
        <text:list-item>
          <text:p text:style-name="P3">The API must support at least these expiration parameters:</text:p>
          <text:list>
            <text:list-item>
              <text:p text:style-name="P3">TTL (time to live) – specify a maximum amount of time an item may be in the cache, regardless of use. <text:s/>If TTL is exceeded, the item is eligible for eviction.</text:p>
            </text:list-item>
            <text:list-item>
              <text:p text:style-name="P3">TTI (time to idle) – specify a maximum amount of time an item may be idle in the cache. <text:s/>If TTI is exceeded, the item is eligible for eviction.</text:p>
            </text:list-item>
            <text:list-item>
              <text:p text:style-name="P3">TTE (time to expire) – all cache entries expire at a fixed time <text:s/><text:span text:style-name="T1">Priority 2</text:span></text:p>
            </text:list-item>
          </text:list>
        </text:list-item>
        <text:list-item>
          <text:p text:style-name="P3">Expiration settings are defined on a per-cache (not per-element) basis.</text:p>
        </text:list-item>
        <text:list-item>
          <text:p text:style-name="P3">Expired elements must be evicted from the cache.</text:p>
          <text:list>
            <text:list-item>
              <text:p text:style-name="P3">Eviction should not cause all elements to be faulted into one or all nodes.</text:p>
            </text:list-item>
            <text:list-item>
              <text:p text:style-name="P3">Eviction should minimize faulting of values.</text:p>
            </text:list-item>
          </text:list>
        </text:list-item>
        <text:list-item>
          <text:p text:style-name="P3">The cache must support high levels of concurrency. <text:s/></text:p>
          <text:list>
            <text:list-item>
              <text:p text:style-name="P3">Multiple concurrent readers must be allowed in the cache.</text:p>
            </text:list-item>
            <text:list-item>
              <text:p text:style-name="P3">Multiple concurrent writers should be allowed in the cache if possible. <text:s/></text:p>
            </text:list-item>
            <text:list-item>
              <text:p text:style-name="P3">Should we do session-style per-item locking??? <text:s/><text:span text:style-name="T2">TBD</text:span></text:p>
            </text:list-item>
          </text:list>
        </text:list-item>
        <text:list-item>
          <text:p text:style-name="P3">The JDK should work in JDK 1.5+. <text:s/>JDK 1.4 does not need to be supported.</text:p>
        </text:list-item>
      </text:list>
      <text:p text:style-name="Text_20_body">Out of scope:</text:p>
      <text:list text:style-name="L3">
        <text:list-item>
          <text:p text:style-name="P1">Maximum cache size?</text:p>
        </text:list-item>
        <text:list-item>
          <text:p text:style-name="P1">Cache listeners</text:p>
        </text:list-item>
        <text:list-item>
          <text:p text:style-name="P1">Cache loaders</text:p>
        </text:list-item>
        <text:list-item>
          <text:p text:style-name="P1">Per-element expiration settings</text:p>
        </text:list-item>
        <text:list-item>
          <text:p text:style-name="P1">Ability to get cache stats like hit rate and per-element usage.</text:p>
        </text:list-item>
      </text:list>
      <text:h text:style-name="Heading_20_1" text:outline-level="1">Customer Usage</text:h>
      <text:p text:style-name="Text_20_body">Customers will use the cache similar to a map:</text:p>
      <text:p text:style-name="Text_20_body"/>
      <text:p text:style-name="P38">Cache cache = new CacheBuilder()</text:p>
      <text:p text:style-name="P38"><text:tab/>.setTimeToLive(10, TimeUnit.SECONDS)</text:p>
      <text:p text:style-name="P38"><text:tab/>.setTimeToIdle(5, TimeUnit.SECONDS)</text:p>
      <text:p text:style-name="P38"><text:tab/>.setConcurrency(16)</text:p>
      <text:p text:style-name="P38"><text:tab/>.newCache();</text:p>
      <text:p text:style-name="P38">cache.put(“Rabbit”, “Carrots”);</text:p>
      <text:p text:style-name="P38">cache.put(“Dog”, “Bone”);</text:p>
      <text:p text:style-name="P38">cache.put(“Owl”, “Mouse”);</text:p>
      <text:p text:style-name="P38">// wait 3 seconds</text:p>
      <text:p text:style-name="P38">cache.get(“Rabbit”);</text:p>
      <text:p text:style-name="P38"/>
      <text:p text:style-name="P38">// wait 2 seconds – should expired Dog and Owl due to TTI</text:p>
      <text:p text:style-name="P38">assert !cache.contains(“Dog”);</text:p>
      <text:p text:style-name="P38">assert !cache.contains(“Owl”);</text:p>
      <text:p text:style-name="P38">assert cache.contains(“Rabbit”);</text:p>
      <text:p text:style-name="P38"/>
      <text:p text:style-name="P38">// wait 5 seconds – should have expired Rabbit due to TTL</text:p>
      <text:p text:style-name="P38">assert !cache.contains(“Rabbit”);</text:p>
      <text:p text:style-name="Text_20_body"/>
      <text:h text:style-name="Heading_20_1" text:outline-level="1">Design</text:h>
      <text:p text:style-name="Text_20_body">This section discusses some design items for the cache.</text:p>
      <text:h text:style-name="Heading_20_2" text:outline-level="2">Cache API</text:h>
      <text:p text:style-name="Text_20_body">The cache API will start as simply as possible. <text:s/>APIs like Ehcache expose a wrapper “Element” that combines the key and value. <text:s/>We will avoid such wrapper objects in the initial implementation and add those if that becomes necessary later. <text:s/>A high premium is placed on a simple and clean API at the expense of features. <text:s/>We will add those features as needed not proactively.</text:p>
      <text:h text:style-name="Heading_20_2" text:outline-level="2">Expiration</text:h>
      <text:p text:style-name="Text_20_body">Expiration will occur based on a per item “expiration” timestamp. <text:s/>Timestamps will be clustered and available on all nodes. <text:s/>The TTI and TTL are used to compute the expiration timestamp. <text:s/>Usage of an item updates the expiration timestamp based on TTI.</text:p>
      <text:h text:style-name="Heading_20_2" text:outline-level="2">Eviction</text:h>
      <text:p text:style-name="Text_20_body">Eviction will occur based on the shared timestamp map. <text:s/>We will use a periodic evictor similar to the existing Ehcache evictor. <text:s/>This evictor has two parts – the local evictor and the orphan evictor.</text:p>
      <text:p text:style-name="Text_20_body">The local evictor runs periodically on a cycle and attempts to evict expired items that are held locally in the node. <text:s/>Eviction for a particular item may happen on any node that happens to hold it locally. <text:s/>The eviction will occur on the clustered state and thus will be broadcast to all nodes holding the item.</text:p>
      <text:p text:style-name="Text_20_body">One node is elected the orphan evictor (by use of a periodic tryLock). <text:s/>The orphan evictor is periodically initiated by the local evictor on its normal cycle. <text:s/>Orphan eviction is intended to do eviction for items that are present in no nodes (either due to flushing or crashed L1s). <text:s/>Orphan eviction is implemented by starting a call for what keys are “local”. <text:s/>During this phase, all local evictors report their local keys. <text:s/>When this phase ends, the orphan evictor determines the “orphaned” set as the difference of all keys minus local keys. <text:s/>Orphan eviction may cause faulting of orphan values. <text:s/>There are definitely opportunities for improvement in orphan eviction.</text:p>
      <text:p text:style-name="Text_20_body">Evictions are batched to reduce transaction count.</text:p>
      <text:h text:style-name="Heading_20_1" text:outline-level="1">Implementation</text:h>
      <text:p text:style-name="Text_20_body">A first implementation of this API will consist of:</text:p>
      <text:list text:style-name="L6">
        <text:list-item>
          <text:p text:style-name="P35">The API interfaces</text:p>
        </text:list-item>
        <text:list-item>
          <text:p text:style-name="P35">Storage based on a CHM plus a separate timestamp map</text:p>
        </text:list-item>
        <text:list-item>
          <text:p text:style-name="P35">A simplified version of the evictor from Ehcache</text:p>
        </text:list-item>
      </text:list>
      <text:p text:style-name="Text_20_body">Future versions of the implementation can explore session-style per-item locking and other improvements.</text:p>
      <text:h text:style-name="Heading_20_1" text:outline-level="1">Testing</text:h>
      <text:p text:style-name="Text_20_body">The cache must have a complete set of functional tests proving all cache features work. <text:s/>Also, a full set of tests must be present to prove that expiration and eviction work. <text:s/></text:p>
      <text:p text:style-name="Text_20_body">Finally, performance tests must exist that show the cache as at least as scalable as Ehcache for scenarios used previously in cache testing:</text:p>
      <text:list text:style-name="L5">
        <text:list-item>
          <text:p text:style-name="P30">Cache load </text:p>
        </text:list-item>
        <text:list-item>
          <text:p text:style-name="P30">Cache fault to new node</text:p>
        </text:list-item>
        <text:list-item>
          <text:p text:style-name="P30">Cache load in read / write transaction mix</text:p>
        </text:list-item>
      </text:list>
      <text:h text:style-name="Heading_20_1" text:outline-level="1">Documentation</text:h>
      <text:p text:style-name="Text_20_body">The cache will be delivered in a TIM on the Forge and documentation will be provided as part of the site docs. <text:s/></text:p>
      <text:h text:style-name="Heading_20_1" text:outline-level="1">Issues </text:h>
      <text:list text:style-name="L4">
        <text:list-item>
          <text:p text:style-name="P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Courier New Bold" svg:font-family="'Courier New 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0799in" fo:margin-bottom="0.0402in"/>
      <style:text-properties fo:font-size="10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fo:font-style="italic" style:font-size-asian="10.5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next-style-name="Heading_20_1" style:master-page-name="">
      <style:paragraph-properties fo:margin-left="1in" fo:margin-right="1in" fo:margin-top="0.0402in" fo:margin-bottom="0.0402in" fo:text-align="justify" style:justify-single-word="false" fo:text-indent="0in" style:auto-text-indent="false"/>
      <style:text-properties style:font-name="Arial Bold" fo:font-size="10pt" fo:font-weight="bold" style:font-size-asian="10.5pt"/>
    </style:style>
    <style:style style:name="Code"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header>
        <text:p text:style-name="Header">Lassen<text:tab/><text:tab/>Alex Miller</text:p>
      </style:header>
      <style:footer>
        <text:p text:style-name="Footer">Last updated: <text:modification-date style:data-style-name="N75">Nov 12, 2008</text:modification-date><text:tab/><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10-22T09:21:19</meta:creation-date>
    <dc:date>2008-11-12T16:47:00</dc:date>
    <dc:language>en-US</dc:language>
    <meta:editing-cycles>17</meta:editing-cycles>
    <meta:editing-duration>PT5H47M33S</meta:editing-duration>
    <meta:user-defined meta:name="Info 1"/>
    <meta:user-defined meta:name="Info 2"/>
    <meta:user-defined meta:name="Info 3"/>
    <meta:user-defined meta:name="Info 4"/>
    <meta:document-statistic meta:table-count="0" meta:image-count="0" meta:object-count="0" meta:page-count="4" meta:paragraph-count="87" meta:word-count="1165" meta:character-count="7105"/>
  </office:meta>
</office:document-meta>
</file>